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80b7" officeooo:paragraph-rsid="000c80b7"/>
    </style:style>
    <style:style style:name="P2" style:family="paragraph" style:parent-style-name="Standard">
      <style:text-properties officeooo:rsid="000df559" officeooo:paragraph-rsid="000df559"/>
    </style:style>
    <style:style style:name="P3" style:family="paragraph" style:parent-style-name="Standard">
      <style:text-properties officeooo:rsid="000e8929" officeooo:paragraph-rsid="000e8929"/>
    </style:style>
    <style:style style:name="P4" style:family="paragraph" style:parent-style-name="Standard">
      <style:text-properties officeooo:rsid="00100b47" officeooo:paragraph-rsid="00100b47"/>
    </style:style>
    <style:style style:name="P5" style:family="paragraph" style:parent-style-name="Standard">
      <style:text-properties officeooo:rsid="0023a52e" officeooo:paragraph-rsid="0023a52e"/>
    </style:style>
    <style:style style:name="P6" style:family="paragraph" style:parent-style-name="Standard">
      <style:text-properties officeooo:rsid="00370f4c" officeooo:paragraph-rsid="00370f4c"/>
    </style:style>
    <style:style style:name="P7" style:family="paragraph" style:parent-style-name="Standard">
      <style:text-properties officeooo:rsid="0039064d" officeooo:paragraph-rsid="0039064d"/>
    </style:style>
    <style:style style:name="P8" style:family="paragraph" style:parent-style-name="Standard">
      <style:text-properties officeooo:rsid="003d4e0e" officeooo:paragraph-rsid="003d4e0e"/>
    </style:style>
    <style:style style:name="P9" style:family="paragraph" style:parent-style-name="Standard">
      <style:text-properties officeooo:rsid="003b2750" officeooo:paragraph-rsid="003b2750"/>
    </style:style>
    <style:style style:name="P10" style:family="paragraph" style:parent-style-name="Standard">
      <style:text-properties officeooo:rsid="00528327" officeooo:paragraph-rsid="00528327"/>
    </style:style>
    <style:style style:name="P11" style:family="paragraph" style:parent-style-name="Standard">
      <style:text-properties officeooo:paragraph-rsid="0013c334"/>
    </style:style>
    <style:style style:name="P12" style:family="paragraph" style:parent-style-name="Standard">
      <style:text-properties officeooo:rsid="005431ba" officeooo:paragraph-rsid="005431ba"/>
    </style:style>
    <style:style style:name="P13" style:family="paragraph" style:parent-style-name="Standard">
      <style:text-properties officeooo:rsid="0055060c" officeooo:paragraph-rsid="0055060c"/>
    </style:style>
    <style:style style:name="P14" style:family="paragraph" style:parent-style-name="Standard">
      <style:text-properties officeooo:rsid="00552851" officeooo:paragraph-rsid="00552851"/>
    </style:style>
    <style:style style:name="P15" style:family="paragraph" style:parent-style-name="Standard">
      <style:text-properties officeooo:rsid="00573c3e" officeooo:paragraph-rsid="00573c3e"/>
    </style:style>
    <style:style style:name="P16" style:family="paragraph" style:parent-style-name="Standard">
      <style:text-properties officeooo:rsid="00586f99" officeooo:paragraph-rsid="00586f99"/>
    </style:style>
    <style:style style:name="P17" style:family="paragraph" style:parent-style-name="Standard">
      <style:text-properties officeooo:rsid="00597984" officeooo:paragraph-rsid="00597984"/>
    </style:style>
    <style:style style:name="P18" style:family="paragraph" style:parent-style-name="Standard">
      <style:text-properties officeooo:rsid="006269a1" officeooo:paragraph-rsid="006269a1"/>
    </style:style>
    <style:style style:name="P19" style:family="paragraph" style:parent-style-name="Standard">
      <style:text-properties officeooo:rsid="00644322" officeooo:paragraph-rsid="00644322"/>
    </style:style>
    <style:style style:name="P20" style:family="paragraph" style:parent-style-name="Standard">
      <style:text-properties officeooo:rsid="0067dddf" officeooo:paragraph-rsid="0067dddf"/>
    </style:style>
    <style:style style:name="P21" style:family="paragraph" style:parent-style-name="Standard">
      <style:text-properties style:text-underline-style="solid" style:text-underline-width="auto" style:text-underline-color="font-color" fo:font-weight="bold" officeooo:rsid="00644322" officeooo:paragraph-rsid="00644322" style:font-weight-asian="bold" style:font-weight-complex="bold"/>
    </style:style>
    <style:style style:name="P22" style:family="paragraph" style:parent-style-name="Standard">
      <style:text-properties officeooo:paragraph-rsid="00736a12"/>
    </style:style>
    <style:style style:name="P23" style:family="paragraph" style:parent-style-name="Standard">
      <style:text-properties officeooo:rsid="00781f6a" officeooo:paragraph-rsid="00781f6a"/>
    </style:style>
    <style:style style:name="P24" style:family="paragraph" style:parent-style-name="Standard">
      <style:text-properties officeooo:rsid="0078961d" officeooo:paragraph-rsid="0078961d"/>
    </style:style>
    <style:style style:name="P25" style:family="paragraph" style:parent-style-name="Standard">
      <style:text-properties officeooo:rsid="008185a8" officeooo:paragraph-rsid="008185a8"/>
    </style:style>
    <style:style style:name="P26" style:family="paragraph" style:parent-style-name="Standard">
      <style:text-properties officeooo:rsid="0065e3bb" officeooo:paragraph-rsid="0065e3bb"/>
    </style:style>
    <style:style style:name="P27" style:family="paragraph" style:parent-style-name="Standard">
      <style:text-properties officeooo:rsid="009bc3ba" officeooo:paragraph-rsid="009bc3ba"/>
    </style:style>
    <style:style style:name="P28" style:family="paragraph" style:parent-style-name="Standard">
      <style:text-properties officeooo:rsid="009e6778" officeooo:paragraph-rsid="009e6778"/>
    </style:style>
    <style:style style:name="P29" style:family="paragraph" style:parent-style-name="Standard">
      <style:text-properties officeooo:rsid="009ffdf7" officeooo:paragraph-rsid="009ffdf7"/>
    </style:style>
    <style:style style:name="P30" style:family="paragraph" style:parent-style-name="Standard">
      <style:text-properties officeooo:rsid="00a33252" officeooo:paragraph-rsid="00a33252"/>
    </style:style>
    <style:style style:name="P31" style:family="paragraph" style:parent-style-name="Standard">
      <style:text-properties officeooo:rsid="00a54491" officeooo:paragraph-rsid="00a54491"/>
    </style:style>
    <style:style style:name="P32" style:family="paragraph" style:parent-style-name="Standard">
      <style:text-properties officeooo:rsid="00a54491" officeooo:paragraph-rsid="00aa7266"/>
    </style:style>
    <style:style style:name="P33" style:family="paragraph" style:parent-style-name="Standard">
      <style:text-properties officeooo:rsid="00a90e2d" officeooo:paragraph-rsid="00aa7266"/>
    </style:style>
    <style:style style:name="P34" style:family="paragraph" style:parent-style-name="Standard">
      <style:text-properties officeooo:rsid="00b4624e" officeooo:paragraph-rsid="00b4624e"/>
    </style:style>
    <style:style style:name="P35" style:family="paragraph" style:parent-style-name="Standard">
      <style:text-properties officeooo:rsid="00b7f6a6" officeooo:paragraph-rsid="00bb68ab"/>
    </style:style>
    <style:style style:name="P36" style:family="paragraph" style:parent-style-name="Standard">
      <style:text-properties officeooo:rsid="00bb68ab" officeooo:paragraph-rsid="00bb68ab"/>
    </style:style>
    <style:style style:name="P37" style:family="paragraph" style:parent-style-name="Standard">
      <style:text-properties officeooo:rsid="00bbe8ab" officeooo:paragraph-rsid="00bbe8ab"/>
    </style:style>
    <style:style style:name="P38" style:family="paragraph" style:parent-style-name="Standard">
      <style:text-properties officeooo:rsid="00bc97d4" officeooo:paragraph-rsid="00bc97d4"/>
    </style:style>
    <style:style style:name="P39" style:family="paragraph" style:parent-style-name="Standard">
      <style:text-properties officeooo:rsid="00bf79b9" officeooo:paragraph-rsid="00bf79b9"/>
    </style:style>
    <style:style style:name="P40" style:family="paragraph" style:parent-style-name="Standard">
      <style:text-properties officeooo:rsid="00c015b9" officeooo:paragraph-rsid="00c015b9"/>
    </style:style>
    <style:style style:name="P41" style:family="paragraph" style:parent-style-name="Standard">
      <style:text-properties officeooo:rsid="00c057d0" officeooo:paragraph-rsid="00c057d0"/>
    </style:style>
    <style:style style:name="P42" style:family="paragraph" style:parent-style-name="Standard">
      <style:text-properties officeooo:rsid="00c33030" officeooo:paragraph-rsid="00c33030"/>
    </style:style>
    <style:style style:name="P43" style:family="paragraph" style:parent-style-name="Standard">
      <style:text-properties officeooo:rsid="00cb5ae5" officeooo:paragraph-rsid="00cb5ae5"/>
    </style:style>
    <style:style style:name="P44" style:family="paragraph" style:parent-style-name="Standard">
      <style:text-properties officeooo:rsid="00cb7cce" officeooo:paragraph-rsid="00cb7cce"/>
    </style:style>
    <style:style style:name="P45" style:family="paragraph" style:parent-style-name="Standard" style:list-style-name="L1">
      <style:text-properties officeooo:rsid="0039064d" officeooo:paragraph-rsid="0039064d"/>
    </style:style>
    <style:style style:name="P46" style:family="paragraph" style:parent-style-name="Standard" style:list-style-name="L1">
      <style:text-properties officeooo:rsid="003a1427" officeooo:paragraph-rsid="0049b079"/>
    </style:style>
    <style:style style:name="P47" style:family="paragraph" style:parent-style-name="Standard" style:list-style-name="L1">
      <style:text-properties officeooo:rsid="003a1427" officeooo:paragraph-rsid="003a1427"/>
    </style:style>
    <style:style style:name="P48" style:family="paragraph" style:parent-style-name="Standard" style:list-style-name="L3">
      <style:text-properties officeooo:rsid="003a1427" officeooo:paragraph-rsid="0013c334"/>
    </style:style>
    <style:style style:name="P49" style:family="paragraph" style:parent-style-name="Standard" style:list-style-name="L1">
      <style:text-properties officeooo:rsid="003b2750" officeooo:paragraph-rsid="003b2750"/>
    </style:style>
    <style:style style:name="P50" style:family="paragraph" style:parent-style-name="Standard" style:list-style-name="L2">
      <style:text-properties officeooo:rsid="003d4e0e" officeooo:paragraph-rsid="003d4e0e"/>
    </style:style>
    <style:style style:name="P51" style:family="paragraph" style:parent-style-name="Standard" style:list-style-name="L3">
      <style:text-properties officeooo:rsid="00186122" officeooo:paragraph-rsid="0013c334"/>
    </style:style>
    <style:style style:name="P52" style:family="paragraph" style:parent-style-name="Standard" style:list-style-name="L3">
      <style:text-properties officeooo:rsid="001da492" officeooo:paragraph-rsid="001da492"/>
    </style:style>
    <style:style style:name="P53" style:family="paragraph" style:parent-style-name="Standard" style:list-style-name="L4">
      <style:text-properties officeooo:rsid="00597984" officeooo:paragraph-rsid="00597984"/>
    </style:style>
    <style:style style:name="P54" style:family="paragraph" style:parent-style-name="Standard" style:list-style-name="L4">
      <style:text-properties officeooo:rsid="005a096d" officeooo:paragraph-rsid="005a096d"/>
    </style:style>
    <style:style style:name="P55" style:family="paragraph" style:parent-style-name="Standard" style:list-style-name="L4">
      <style:text-properties officeooo:rsid="005d10b1" officeooo:paragraph-rsid="005d10b1"/>
    </style:style>
    <style:style style:name="P56" style:family="paragraph" style:parent-style-name="Standard" style:list-style-name="L4">
      <style:text-properties officeooo:rsid="005e770b" officeooo:paragraph-rsid="005e770b"/>
    </style:style>
    <style:style style:name="P57" style:family="paragraph" style:parent-style-name="Standard" style:list-style-name="L4">
      <style:text-properties officeooo:rsid="0061cf95" officeooo:paragraph-rsid="0061cf95"/>
    </style:style>
    <style:style style:name="P58" style:family="paragraph" style:parent-style-name="Standard" style:list-style-name="L4">
      <style:text-properties officeooo:rsid="006269a1" officeooo:paragraph-rsid="006269a1"/>
    </style:style>
    <style:style style:name="P59" style:family="paragraph" style:parent-style-name="Standard" style:list-style-name="L4">
      <style:text-properties officeooo:rsid="006ec0e1" officeooo:paragraph-rsid="006ec0e1"/>
    </style:style>
    <style:style style:name="P60" style:family="paragraph" style:parent-style-name="Standard" style:list-style-name="L4">
      <style:text-properties officeooo:rsid="007541a9" officeooo:paragraph-rsid="007541a9"/>
    </style:style>
    <style:style style:name="P61" style:family="paragraph" style:parent-style-name="Standard" style:list-style-name="L5">
      <style:text-properties officeooo:rsid="00671c2b" officeooo:paragraph-rsid="00736a12"/>
    </style:style>
    <style:style style:name="P62" style:family="paragraph" style:parent-style-name="Standard" style:list-style-name="L6">
      <style:text-properties officeooo:rsid="007db51c" officeooo:paragraph-rsid="007db51c"/>
    </style:style>
    <style:style style:name="P63" style:family="paragraph" style:parent-style-name="Standard" style:list-style-name="L6">
      <style:text-properties officeooo:rsid="00781f6a" officeooo:paragraph-rsid="00781f6a"/>
    </style:style>
    <style:style style:name="P64" style:family="paragraph" style:parent-style-name="Standard" style:list-style-name="L6">
      <style:text-properties officeooo:rsid="0078961d" officeooo:paragraph-rsid="0078961d"/>
    </style:style>
    <style:style style:name="P65" style:family="paragraph" style:parent-style-name="Standard" style:list-style-name="L7">
      <style:text-properties officeooo:rsid="008185a8" officeooo:paragraph-rsid="008185a8"/>
    </style:style>
    <style:style style:name="P66" style:family="paragraph" style:parent-style-name="Standard" style:list-style-name="L7">
      <style:text-properties officeooo:rsid="00849e1c" officeooo:paragraph-rsid="00849e1c"/>
    </style:style>
    <style:style style:name="P67" style:family="paragraph" style:parent-style-name="Standard" style:list-style-name="L7">
      <style:text-properties officeooo:rsid="0086b8d5" officeooo:paragraph-rsid="0086b8d5"/>
    </style:style>
    <style:style style:name="P68" style:family="paragraph" style:parent-style-name="Standard" style:list-style-name="L7">
      <style:text-properties officeooo:rsid="008983ab" officeooo:paragraph-rsid="008983ab"/>
    </style:style>
    <style:style style:name="P69" style:family="paragraph" style:parent-style-name="Standard" style:list-style-name="L7">
      <style:text-properties officeooo:rsid="008b9159" officeooo:paragraph-rsid="008b9159"/>
    </style:style>
    <style:style style:name="P70" style:family="paragraph" style:parent-style-name="Standard" style:list-style-name="L8">
      <style:text-properties officeooo:rsid="00b4624e" officeooo:paragraph-rsid="00b4624e"/>
    </style:style>
    <style:style style:name="P71" style:family="paragraph" style:parent-style-name="Standard" style:list-style-name="L8">
      <style:text-properties officeooo:rsid="00b61434" officeooo:paragraph-rsid="00b61434"/>
    </style:style>
    <style:style style:name="P72" style:family="paragraph" style:parent-style-name="Standard" style:list-style-name="L8">
      <style:text-properties officeooo:rsid="00b7f6a6" officeooo:paragraph-rsid="00bb68ab"/>
    </style:style>
    <style:style style:name="P73" style:family="paragraph" style:parent-style-name="Standard">
      <style:text-properties officeooo:rsid="00b9bd69" officeooo:paragraph-rsid="00bb68ab"/>
    </style:style>
    <style:style style:name="P74" style:family="paragraph" style:parent-style-name="Standard">
      <style:text-properties officeooo:rsid="00cef177" officeooo:paragraph-rsid="00cef177"/>
    </style:style>
    <style:style style:name="P75" style:family="paragraph" style:parent-style-name="Standard">
      <style:text-properties officeooo:rsid="00cf37ee" officeooo:paragraph-rsid="00cf37ee"/>
    </style:style>
    <style:style style:name="T1" style:family="text">
      <style:text-properties officeooo:rsid="000e8929"/>
    </style:style>
    <style:style style:name="T2" style:family="text">
      <style:text-properties officeooo:rsid="0010b96e"/>
    </style:style>
    <style:style style:name="T3" style:family="text">
      <style:text-properties officeooo:rsid="00217685"/>
    </style:style>
    <style:style style:name="T4" style:family="text">
      <style:text-properties officeooo:rsid="0028b33b"/>
    </style:style>
    <style:style style:name="T5" style:family="text">
      <style:text-properties officeooo:rsid="0039064d"/>
    </style:style>
    <style:style style:name="T6" style:family="text">
      <style:text-properties officeooo:rsid="0039c3b1"/>
    </style:style>
    <style:style style:name="T7" style:family="text">
      <style:text-properties officeooo:rsid="003c1cf3"/>
    </style:style>
    <style:style style:name="T8" style:family="text">
      <style:text-properties officeooo:rsid="0043951c"/>
    </style:style>
    <style:style style:name="T9" style:family="text">
      <style:text-properties officeooo:rsid="004ee9fd"/>
    </style:style>
    <style:style style:name="T10" style:family="text">
      <style:text-properties officeooo:rsid="004f9f6b"/>
    </style:style>
    <style:style style:name="T11" style:family="text">
      <style:text-properties officeooo:rsid="005a096d"/>
    </style:style>
    <style:style style:name="T12" style:family="text">
      <style:text-properties officeooo:rsid="005b1c71"/>
    </style:style>
    <style:style style:name="T13" style:family="text">
      <style:text-properties officeooo:rsid="005ce1e1"/>
    </style:style>
    <style:style style:name="T14" style:family="text">
      <style:text-properties officeooo:rsid="005d3a52"/>
    </style:style>
    <style:style style:name="T15" style:family="text">
      <style:text-properties officeooo:rsid="005f6262"/>
    </style:style>
    <style:style style:name="T16" style:family="text">
      <style:text-properties officeooo:rsid="00644322"/>
    </style:style>
    <style:style style:name="T17" style:family="text">
      <style:text-properties officeooo:rsid="0065e3bb"/>
    </style:style>
    <style:style style:name="T18" style:family="text">
      <style:text-properties officeooo:rsid="00692e5f"/>
    </style:style>
    <style:style style:name="T19" style:family="text">
      <style:text-properties officeooo:rsid="006b8674"/>
    </style:style>
    <style:style style:name="T20" style:family="text">
      <style:text-properties officeooo:rsid="006d1fbd"/>
    </style:style>
    <style:style style:name="T21" style:family="text">
      <style:text-properties officeooo:rsid="006f5aa3"/>
    </style:style>
    <style:style style:name="T22" style:family="text">
      <style:text-properties officeooo:rsid="0074ab83"/>
    </style:style>
    <style:style style:name="T23" style:family="text">
      <style:text-properties officeooo:rsid="0076aa0e"/>
    </style:style>
    <style:style style:name="T24" style:family="text">
      <style:text-properties officeooo:rsid="0078a449"/>
    </style:style>
    <style:style style:name="T25" style:family="text">
      <style:text-properties officeooo:rsid="007a4774"/>
    </style:style>
    <style:style style:name="T26" style:family="text">
      <style:text-properties officeooo:rsid="007c2a95"/>
    </style:style>
    <style:style style:name="T27" style:family="text">
      <style:text-properties officeooo:rsid="007f0122"/>
    </style:style>
    <style:style style:name="T28" style:family="text">
      <style:text-properties officeooo:rsid="007f842a"/>
    </style:style>
    <style:style style:name="T29" style:family="text">
      <style:text-properties officeooo:rsid="008269b4"/>
    </style:style>
    <style:style style:name="T30" style:family="text">
      <style:text-properties officeooo:rsid="00867ae5"/>
    </style:style>
    <style:style style:name="T31" style:family="text">
      <style:text-properties officeooo:rsid="0087b40e"/>
    </style:style>
    <style:style style:name="T32" style:family="text">
      <style:text-properties officeooo:rsid="0089c7f4"/>
    </style:style>
    <style:style style:name="T33" style:family="text">
      <style:text-properties officeooo:rsid="008d6fca"/>
    </style:style>
    <style:style style:name="T34" style:family="text">
      <style:text-properties officeooo:rsid="009aa7e3"/>
    </style:style>
    <style:style style:name="T35" style:family="text">
      <style:text-properties officeooo:rsid="009c9099"/>
    </style:style>
    <style:style style:name="T36" style:family="text">
      <style:text-properties officeooo:rsid="009ebaf8"/>
    </style:style>
    <style:style style:name="T37" style:family="text">
      <style:text-properties officeooo:rsid="009f2ad3"/>
    </style:style>
    <style:style style:name="T38" style:family="text">
      <style:text-properties officeooo:rsid="00a02039"/>
    </style:style>
    <style:style style:name="T39" style:family="text">
      <style:text-properties officeooo:rsid="00a3a528"/>
    </style:style>
    <style:style style:name="T40" style:family="text">
      <style:text-properties officeooo:rsid="00a60b16"/>
    </style:style>
    <style:style style:name="T41" style:family="text">
      <style:text-properties officeooo:rsid="00a90e2d"/>
    </style:style>
    <style:style style:name="T42" style:family="text">
      <style:text-properties officeooo:rsid="00b2c080"/>
    </style:style>
    <style:style style:name="T43" style:family="text">
      <style:text-properties officeooo:rsid="00b4a434"/>
    </style:style>
    <style:style style:name="T44" style:family="text">
      <style:text-properties officeooo:rsid="00c015b9"/>
    </style:style>
    <style:style style:name="T45" style:family="text">
      <style:text-properties officeooo:rsid="00c10adf"/>
    </style:style>
    <style:style style:name="T46" style:family="text">
      <style:text-properties officeooo:rsid="00c3503a"/>
    </style:style>
    <style:style style:name="T47" style:family="text">
      <style:text-properties officeooo:rsid="00ccb650"/>
    </style:style>
    <style:style style:name="T48" style:family="text">
      <style:text-properties officeooo:rsid="00d10d0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7</text:p>
      <text:p text:style-name="P2">Loss of 50k.</text:p>
      <text:p text:style-name="P2"/>
      <text:p text:style-name="P3">Sourcee of loss from MTM:</text:p>
      <text:p text:style-name="P2">Mtm pnl: -25k. <text:span text:style-name="T1">BABA (-5.5k), BIDU(-2k), BILI(-4k), short CI(-5k).</text:span></text:p>
      <text:p text:style-name="P3">Solution: <text:span text:style-name="T4">(see below)</text:span></text:p>
      <text:p text:style-name="P2"/>
      <text:p text:style-name="P3">Source of loss from trade.</text:p>
      <text:p text:style-name="P2">Trade pnl: -25k.</text:p>
      <text:p text:style-name="P3">From cutting at the open: PDD, BABA, BIDU, for a total of -10k loss. </text:p>
      <text:p text:style-name="P3"/>
      <text:p text:style-name="P4">Stocks opened a lot lower than last close and climbed back up for the whole day.</text:p>
      <text:p text:style-name="P4">System liquidated stocks at the open, incurring loss both in MTM and trade.</text:p>
      <text:p text:style-name="P4"/>
      <text:p text:style-name="P4"/>
      <text:p text:style-name="P6">Problem with investing in China <text:span text:style-name="T5">(and other non-US companies)</text:span></text:p>
      <text:list xml:id="list978342909" text:style-name="L1">
        <text:list-item>
          <text:p text:style-name="P45">price discovery takes place when US is not open, resulting in gap up and downs<text:span text:style-name="T8">(overnight risk)</text:span></text:p>
        </text:list-item>
        <text:list-item>
          <text:p text:style-name="P45">China <text:span text:style-name="T9">is not robust to </text:span>exogenous shocks.</text:p>
        </text:list-item>
        <text:list-item>
          <text:p text:style-name="P46">China <text:span text:style-name="T10">is in an underdog political position.</text:span></text:p>
        </text:list-item>
        <text:list-item>
          <text:p text:style-name="P47">China has more political risk, economic risk.</text:p>
        </text:list-item>
        <text:list-item>
          <text:p text:style-name="P45">Chinese stocks underperform US stocks in the long run, <text:span text:style-name="T7">the index is lower than 10 years ago.</text:span></text:p>
        </text:list-item>
        <text:list-item>
          <text:p text:style-name="P45">Chinese companies are more inferior in the industrial chain.</text:p>
        </text:list-item>
        <text:list-item>
          <text:p text:style-name="P45">Chinese companies play account<text:span text:style-name="T6">ing</text:span> games.</text:p>
        </text:list-item>
        <text:list-item>
          <text:p text:style-name="P49">Investing in China does not help family diversification.</text:p>
        </text:list-item>
      </text:list>
      <text:p text:style-name="P9"/>
      <text:p text:style-name="P10">Benefits of investing in China?</text:p>
      <text:p text:style-name="P7"/>
      <text:p text:style-name="P8">Biases:</text:p>
      <text:list xml:id="list120024563" text:style-name="L2">
        <text:list-item>
          <text:p text:style-name="P50">familiarity bias: overinvestment in China due to more familiarity</text:p>
        </text:list-item>
        <text:list-item>
          <text:p text:style-name="P50">over-confidence bias: believing one can outperform the market</text:p>
        </text:list-item>
      </text:list>
      <text:p text:style-name="P4"/>
      <text:p text:style-name="P4"><text:s/><text:span text:style-name="T2">Solution</text:span></text:p>
      <text:list xml:id="list4257254005" text:style-name="L3">
        <text:list-item>
          <text:p text:style-name="P48">Eliminate exposure to China. </text:p>
        </text:list-item>
        <text:list-item>
          <text:p text:style-name="P51">Remove all stocks which make money from non-US sources to reduce exogenous risk. <text:s/></text:p>
        </text:list-item>
        <text:list-item>
          <text:p text:style-name="P52">Ideal stocks: trendy, no opening gaps, price discovery takes place when US is open. Low volatility. <text:span text:style-name="T3"><text:s/></text:span></text:p>
        </text:list-item>
      </text:list>
      <text:p text:style-name="P5"/>
      <text:p text:style-name="P11">5.8</text:p>
      <text:p text:style-name="P12">Top losers analysis:</text:p>
      <text:p text:style-name="P12">GE loss 400 USD. </text:p>
      <text:p text:style-name="P12">Reason: tried to cut to 10.16, but due to TIF being IOC, did not trade, causing a loss of $0.03 on 1300 shares $26.</text:p>
      <text:p text:style-name="P12"/>
      <text:p text:style-name="P12">GS: </text:p>
      <text:p text:style-name="P12">sold at 9:29 @ 204.66, I don’t even see this in the order book.</text:p>
      <text:p text:style-name="P12">You should change the start trading time from 9:29 to 9:30. Why? At 9:29 things haven’t started trading yet, there is a big probability you enter trade at a price that will never be touched. </text:p>
      <text:p text:style-name="P13">Loss on GS: $80.</text:p>
      <text:p text:style-name="P13"><text:soft-page-break/></text:p>
      <text:p text:style-name="P13">Majority of GS’s loss comes from the gap lower. </text:p>
      <text:p text:style-name="P13"/>
      <text:p text:style-name="P13">MRK:</text:p>
      <text:p text:style-name="P13">Put in the order at 22:16 at 78.52, closing at 77.92, causing a loss of 0.6 per share for 200 shares, losing 120. </text:p>
      <text:p text:style-name="P13"/>
      <text:p text:style-name="P13">Overall there was $220 lost in the IOC mistake. </text:p>
      <text:p text:style-name="P13"/>
      <text:p text:style-name="P14">Changes:</text:p>
      <text:p text:style-name="P14">Change the start trading time to after 9:29:59</text:p>
      <text:p text:style-name="P13"/>
      <text:p text:style-name="P13">5.9</text:p>
      <text:p text:style-name="P15">Account was changed to professional and lost all data since BJT 5.8 10pm.</text:p>
      <text:p text:style-name="P16">Tonight at 8pm call IB US to investigate. </text:p>
      <text:p text:style-name="P16">Manually close offside positions at open.</text:p>
      <text:p text:style-name="P16"/>
      <text:p text:style-name="P17">You only ftse a50 futures then, why?</text:p>
      <text:p text:style-name="P17">Biases:</text:p>
      <text:list xml:id="list3493345948" text:style-name="L4">
        <text:list-item>
          <text:p text:style-name="P53">Familiarity bias. Working at MS familiarized me with this product. </text:p>
        </text:list-item>
        <text:list-item>
          <text:p text:style-name="P53">There is no diversification trading only 1 underlying.(Dalio: uncorrelated streams of income are the best)</text:p>
        </text:list-item>
        <text:list-item>
          <text:p text:style-name="P53">If you go long, china is not the best market, as it is underdeveloped, manipulated, volatile and long term does not go up. China is for people with insider information and listed companies to monetize.</text:p>
        </text:list-item>
        <text:list-item>
          <text:p text:style-name="P53">Performance of China every step of the way is inferior to the US. It <text:span text:style-name="T18">reacted</text:span> to the trade war news by dropping 15% whereas US dropped 2%.</text:p>
        </text:list-item>
        <text:list-item>
          <text:p text:style-name="P53">中概股 <text:span text:style-name="T11">problems: earnings concentrated in China, prices linked with geopolitical issues, prone to exogenous shocks, </text:span></text:p>
        </text:list-item>
        <text:list-item>
          <text:p text:style-name="P54">You should be in a market robust to exogenous shocks<text:span text:style-name="T19">(reacts less, recovers quickly)</text:span>, in a superior position<text:span text:style-name="T20">(more advanced tech, higher up in industrial chain, currency hegemony)</text:span>. (It is obvious that Trump is <text:span text:style-name="T12">in superior position</text:span> <text:span text:style-name="T12">in </text:span>the trade war, China’s in defensive position <text:span text:style-name="T13">and forced to react instead of being proactive</text:span>)</text:p>
        </text:list-item>
        <text:list-item>
          <text:p text:style-name="P55">USD’s global currency status means that as crises occur, USD flows back to US, causing recessions in other areas. Ray Dalio made a mistake in this. He thought US would enter into a recession because he thought Fed would need to lower rates to 0, inflation would be high and </text:p>
        </text:list-item>
        <text:list-item>
          <text:p text:style-name="P55">世界最有钱的职业投资者在美国. Why? <text:span text:style-name="T14">US is the strongest country and USD hegemony. Why doesn’t UK have a buffett? You have to stick with the best country to make money. If you stick with China you will lose money.</text:span></text:p>
        </text:list-item>
        <text:list-item>
          <text:p text:style-name="P56">While Latin america’s debt bubble imploded, US kept growing, rates were low. The most essential reason is the US can always pay its debt by printing money. <text:span text:style-name="T15">Other countries can’t. This results in Winner-takes-all effect where US economy grows regardless of external shocks and internal shocks and since there are so much money, they are always able to attract the smartest and have the money to invest in R&amp;D. </text:span></text:p>
        </text:list-item>
        <text:list-item>
          <text:p text:style-name="P57">China is another example like Latin America. It is clearly inferior to the US and anything US <text:span text:style-name="T22">does send </text:span>huge shivers across China. Chinese markets capitulate – this is a testament to the weakness of China. </text:p>
        </text:list-item>
        <text:list-item>
          <text:p text:style-name="P58"><text:soft-page-break/>Japan had a big debt crisis from which it never recovered, but US kept growing. <text:span text:style-name="T16">Currently if you look across the world, only US is a robust and resilient market.</text:span></text:p>
        </text:list-item>
        <text:list-item>
          <text:p text:style-name="P59">US prints money, buys real goods from China, China receives paper in return and invests the paper with US. US prints paper to pay off debt. In essense, US provides paper for real goods. <text:span text:style-name="T21">This is where the riches are from (this is a real advantage). Whenever risks happens, money repatriates to US, results in lower cost of capital. In the case of other countries, when risk happens, money flows out, causing the debt bubble to burst. </text:span></text:p>
        </text:list-item>
        <text:list-item>
          <text:p text:style-name="P60">When should you stop investing in the US and look to another market? <text:span text:style-name="T23">When another country has currency hegemony, which means printing paper for real goods. </text:span></text:p>
        </text:list-item>
      </text:list>
      <text:p text:style-name="P18"/>
      <text:p text:style-name="P21">P<text:span text:style-name="T17">re</text:span>-mortems</text:p>
      <text:p text:style-name="P19">If you lose money with current strategy, what can it be due to?</text:p>
      <text:list xml:id="list2597442072" text:style-name="L5">
        <text:list-item>
          <text:p text:style-name="P61">IT problems causing short run loss. (solution: manual cut)</text:p>
        </text:list-item>
        <text:list-item>
          <text:p text:style-name="P61">Markets are range bound and keep paying 2% for entry and exit. (solution: stop trading once it has exceeded the max amount of allowed crosses)</text:p>
        </text:list-item>
      </text:list>
      <text:p text:style-name="P22"/>
      <text:p text:style-name="P22"/>
      <text:p text:style-name="P23">Learn from Ray Dalio</text:p>
      <text:list xml:id="list451291350" text:style-name="L6">
        <text:list-item>
          <text:p text:style-name="P62">Dalio was overconfident in his analysis of the latin american debt crisis. He was correct in saying that LA was not able to pay back its debt; but he wrongfully concluded that the US would go into a recession. </text:p>
        </text:list-item>
        <text:list-item>
          <text:p text:style-name="P63">Ask yourself how do you know you are right instead of holding a system-1 belief you are right. <text:span text:style-name="T27">He never had enough evidence to conclude that US would go into a recession.</text:span></text:p>
        </text:list-item>
        <text:list-item>
          <text:p text:style-name="P64">Every disconfirming evidence, <text:span text:style-name="T26">deserves paramount</text:span> attention. People don’t update their beliefs fast enough due to loss aversion of reputation (<text:span text:style-name="T28">especially </text:span>if publicly proclaimed), <text:span text:style-name="T25">contrast bias(if changes come in small pieces tend to ignore them), status quo bias</text:span>. <text:span text:style-name="T24">People update ideas a lot slower than Bayes. Baseline prob is important, but pay close attention when information is updating. </text:span></text:p>
        </text:list-item>
      </text:list>
      <text:p text:style-name="P24"/>
      <text:p text:style-name="P25">Learn from others</text:p>
      <text:list xml:id="list955213788" text:style-name="L7">
        <text:list-item>
          <text:p text:style-name="P65">Li Ka Shing: cash flow is the most important thing. <text:span text:style-name="T29">With cash comes the option to increase investment in anything. Always be safe first. Shi Yu Zhu built the Giant tower and he went bankrupt because he failed on cashflow.</text:span></text:p>
        </text:list-item>
        <text:list-item>
          <text:p text:style-name="P66">Be careful when taking on passive expenditures. <text:span text:style-name="T30">A kid/pet, is not an asset, it is a continous expense that eats into your budget. </text:span></text:p>
        </text:list-item>
        <text:list-item>
          <text:p text:style-name="P67">Be conservative financially. <text:span text:style-name="T31">Prepare for full iteration of probablity space. If you hit ruin once you cannot get out.</text:span></text:p>
        </text:list-item>
        <text:list-item>
          <text:p text:style-name="P68">Fully consider alternatives instead of getting bogged down on trivial comparisons between a bad apple and an even worse apple. You can be anchored to the bad apple and consider everything to be good. <text:span text:style-name="T32">Contrast bias makes people unable to appraise the objective value of an object.</text:span></text:p>
        </text:list-item>
        <text:list-item>
          <text:p text:style-name="P69">Think in reverse while conducting pre-mortems. <text:span text:style-name="T33">If we failed, what is the most probable cause? If we took the completely opposite strategy, what is the cause of the win? If I have a bad time in vancouver, what could it be due to? Bad weather, being sick, etc. If I were to do well in vancouver, what must I have? Car/property/wife/kids/dog. </text:span></text:p>
        </text:list-item>
        <text:list-item>
          <text:p text:style-name="P69"/>
        </text:list-item>
      </text:list>
      <text:p text:style-name="P25"/>
      <text:p text:style-name="P20"/>
      <text:p text:style-name="P20"><text:soft-page-break/>5.10</text:p>
      <text:p text:style-name="P20">早盘中国大涨2%. </text:p>
      <text:p text:style-name="P20">贸易战的消息已经出来了吗？</text:p>
      <text:p text:style-name="P26">有可能是贸易战有解决的迹象，也有可能是市场情绪的反弹。这个概率不知道是多大。</text:p>
      <text:p text:style-name="P26">最近的跌势反应了基本面上对贸易战的不确定性。贸易战如果能有所解决，市场也会回到之前的地方去。</text:p>
      <text:p text:style-name="P26">美国position的风险是大幅高开，现在是slightly short. </text:p>
      <text:p text:style-name="P26"/>
      <text:p text:style-name="P26">昨天分析美国经济，是一个anti-fragile(robust)模型，市场崩溃的时候美元流回美国，造成美国升值，通缩压力，让美联储可以降息印钱而不引发通胀。所以美国的根本优势在于美元的霸主地位。马太效应导致了赢家通吃。<text:span text:style-name="T34">Dalio当年预测了拉美的崩盘，而过度看空美国，没预计到美元流回美国对美国的影响。</text:span></text:p>
      <text:p text:style-name="P26"/>
      <text:p text:style-name="P26">做到<text:span text:style-name="T34">market agnostic, 对市场不做任何预测，只做reaction. 不表达任何对市场的观点，一旦表达出来，就会想要defend (system 1)。What do you think about the trade war? Nothing. The price says everything. <text:s/></text:span></text:p>
      <text:p text:style-name="P27">不去rationalize为什么市场涨跌，因为你看不到hidden variables. 分析没有意义也没有必要<text:span text:style-name="T35">。</text:span></text:p>
      <text:p text:style-name="P27"/>
      <text:p text:style-name="P28">巴菲特的核心竞争力在于找到一个好公司，以便宜的价格收购。市场大跌只会提供一个买的机会，他的财富也跟突发性的地缘事件毫无关系。索罗斯则是<text:span text:style-name="T36">：根据市场的self-reinforcing惯性买泡沫. </text:span></text:p>
      <text:p text:style-name="P28"/>
      <text:p text:style-name="P28">最近的损失在于<text:span text:style-name="T36">overexposure to china, 分析了china的fragileness, 他这个系统不robust，所以才像小心翼翼的看护，比如外汇上的限制，买卖房子的限制，对信息的限制，对人的限制。归根结底，对于放开以后的情况，不自信，</text:span>就是因为看到了东南亚危机，拉美危机<text:span text:style-name="T36">，日本危机。</text:span></text:p>
      <text:p text:style-name="P28"/>
      <text:p text:style-name="P28">美国在这些危机当中都成功的走出来<text:span text:style-name="T37">，靠美元的回流。而新兴国家因为speculation, 外资大规模涌入和流出，</text:span></text:p>
      <text:p text:style-name="P26">经济模型依赖<text:span text:style-name="T37">debt, 很fragile. 所以投资要选择anti fragile的</text:span></text:p>
      <text:p text:style-name="P26"/>
      <text:p text:style-name="P29">Taleb对antifragile的定义是convex exposure to volatility. 一是positive vega, 一个是positive vomma. 当一个资产对于<text:span text:style-name="T38">exogenous shock 表现出preference的时候，这个是antifragile. 美国资产在世界出现问题时就是antifragile. 这就是为什么无论出现什么shock，都能够非常成功的走出来。而新兴市场总是一地鸡毛。</text:span></text:p>
      <text:p text:style-name="P17"/>
      <text:p text:style-name="P30">对待exogenous shock最重要的一点是ruin，这就是margin account fragile的地方。任何的杠杆都会在概率的时间全遍历中进入ruin. <text:span text:style-name="T39">Taleb强调了survival对于长期市场参与者的重要性。在市场中长期生存要保证交易策略里没有盲点；任何情况下都不会发生ruin. </text:span></text:p>
      <text:p text:style-name="P30"/>
      <text:p text:style-name="P31">VIX就是antifragile的，但是你要一直pay money for antifragility<text:span text:style-name="T40">，这个很贵。选择市场上要选最好的市场，选择买房地点也要选最好的地点，这个是antifragile的。市场烂的时候他跌最少，好的时候涨最多。世界崩溃的时候还是美国最好，因为可以印纸买真货。</text:span></text:p>
      <text:p text:style-name="P31"/>
      <text:p text:style-name="P32">投资测略也要仔细考虑波动性上升的情况<text:span text:style-name="T41">。你的ptf里面的中国概念股fragile, 一碰到trump的twitter, 立即完蛋，大幅投降，低开，导致亏损。所以要确保投资组合的股票都是antifragile to EM的，业内最强的，robust to exogenous shocks. </text:span></text:p>
      <text:p text:style-name="P32"/>
      <text:p text:style-name="P33">两个风险：1. earnings risk <text:s/>2.gap risk. Earnings risk可以靠diversification缓解。Gap risk：缓解其需要跟其他市场无强烈相关性 , robust to overnight news, 不依赖新兴市场（EM =fragile). </text:p>
      <text:p text:style-name="P31"><text:soft-page-break/></text:p>
      <text:p text:style-name="P31">这次亏损主要来源于<text:span text:style-name="T42">fragile to EM，所以把中概股都剔除就ok了。</text:span></text:p>
      <text:p text:style-name="P16"/>
      <text:p text:style-name="P16"/>
      <text:p text:style-name="P34">Trading system fragility:</text:p>
      <text:list xml:id="list1939292491" text:style-name="L8">
        <text:list-item>
          <text:p text:style-name="P70">If exogenous risk takes place overnight before open, <text:span text:style-name="T43">the portfolio is fragile to that.</text:span></text:p>
        </text:list-item>
        <text:list-item>
          <text:p text:style-name="P71">If risk happens slowly, the portfolio is antifragile to that.</text:p>
        </text:list-item>
        <text:list-item>
          <text:p text:style-name="P72">Therefore the portfolio is fragile to sudden changes as well as </text:p>
        </text:list-item>
      </text:list>
      <text:p text:style-name="P35"/>
      <text:p text:style-name="P73">If there is unlimited upside and limited downside, you are in a good position. </text:p>
      <text:p text:style-name="P36">Before doing one thing, ask yourself what’s your upside and downside. </text:p>
      <text:p text:style-name="P36"/>
      <text:p text:style-name="P41">In general, dev strategy has unlimited upside and limited downside over a period of time, <text:span text:style-name="T45">therefore it is antifragile to trend. However it is fragile to sudden adverse offside bursts. So you must choose the market which suffers the least overnight risk, least volatile index. </text:span></text:p>
      <text:p text:style-name="P42"/>
      <text:p text:style-name="P42">Think about convexity: <text:span text:style-name="T46">loss is limited, and gain on the upside is unlimited linear. </text:span></text:p>
      <text:p text:style-name="P42"/>
      <text:p text:style-name="P43">Risk: always leave a cushion. When you have no cushion, you are fragile to shocks. </text:p>
      <text:p text:style-name="P15"/>
      <text:p text:style-name="P37">Ask: what do you have in your portfolio instead of asking what do you <text:span text:style-name="T44">predict</text:span>?</text:p>
      <text:p text:style-name="P37"/>
      <text:p text:style-name="P40">Say what you did instead of telling others what to do.</text:p>
      <text:p text:style-name="P40"/>
      <text:p text:style-name="P37">Ask a doctor what would you do if you were me?</text:p>
      <text:p text:style-name="P37"/>
      <text:p text:style-name="P37">Introduce skin in the game.</text:p>
      <text:p text:style-name="P37"/>
      <text:p text:style-name="P37">Economists don’t take risk for models. Investment bankers get paid during the upside and do not pay for the downside (shift to the tax payers). </text:p>
      <text:p text:style-name="P37"/>
      <text:p text:style-name="P38">Look for signs of risk taking in people, talking is meaningless without taking a risk. </text:p>
      <text:p text:style-name="P39">Air travel industry: never a flight crashes without making the next crash more unlikely – we learn from crashes. Bank: when a bank fails, another bank is more likely to fail. That’s moral hazard.</text:p>
      <text:p text:style-name="P13"/>
      <text:p text:style-name="P44">The extreme events they determine 98% of overall performance, <text:span text:style-name="T47">are unpredictable.</text:span></text:p>
      <text:p text:style-name="P44"/>
      <text:p text:style-name="P74">You can lose half your wealth in half a day. You cannot lose half your weight in half a day. Law of large numbers mean very little very you are trading. </text:p>
      <text:p text:style-name="P74"/>
      <text:p text:style-name="P74"/>
      <text:p text:style-name="P74">5.11</text:p>
      <text:p text:style-name="P75">Loss coming from BGNE,which is a chinese company. <text:span text:style-name="T48">Lot of overnight uncertainty → cut it out. </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1:00:53.005384734</meta:creation-date>
    <meta:generator>LibreOffice/6.0.7.3$Linux_X86_64 LibreOffice_project/00m0$Build-3</meta:generator>
    <dc:date>2019-05-11T20:58:19.891181251</dc:date>
    <meta:editing-duration>PT3H57M22S</meta:editing-duration>
    <meta:editing-cycles>196</meta:editing-cycles>
    <meta:document-statistic meta:table-count="0" meta:image-count="0" meta:object-count="0" meta:page-count="5" meta:paragraph-count="114" meta:word-count="2640" meta:character-count="10720" meta:non-whitespace-character-count="9151"/>
  </office:meta>
</office:document-meta>
</file>